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family="table-column" style:name="co_0_1">
      <style:table-column-properties style:column-width="8.758cm" fo:break-before="auto"/>
    </style:style>
    <style:style style:family="table-column" style:name="co_0_2">
      <style:table-column-properties style:column-width="7.726cm" fo:break-before="auto"/>
    </style:style>
    <style:style style:family="table-column" style:name="co_0_3">
      <style:table-column-properties style:column-width="6.324cm" fo:break-before="auto"/>
    </style:style>
    <style:style style:family="table-column" style:name="co_0_4">
      <style:table-column-properties style:column-width="4.657cm" fo:break-before="auto"/>
    </style:style>
    <style:style style:family="table-column" style:name="co_0_5">
      <style:table-column-properties style:column-width="2.249cm" fo:break-before="auto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column table:style-name="co_0_1" table:default-cell-style-name="ce0"/>
        <table:table-column table:style-name="co_0_2" table:default-cell-style-name="ce0"/>
        <table:table-column table:style-name="co_0_3" table:default-cell-style-name="ce0"/>
        <table:table-column table:style-name="co_0_4" table:default-cell-style-name="ce0"/>
        <table:table-column table:style-name="co_0_5" table:default-cell-style-name="ce0"/>
        <table:table-row>
          <table:table-cell table:style-name="ce0" office:value-type="string">
            <text:p>Arma Primária</text:p>
          </table:table-cell>
          <table:table-cell table:style-name="ce0" office:value-type="string">
            <text:p>FAMAS 2010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rifle de assalto (%)</text:p>
          </table:table-cell>
          <table:table-cell table:style-name="ce0" office:value-type="float" office:value="15">
            <text:p>15</text:p>
          </table:table-cell>
          <table:table-cell table:style-name="ce0" office:value-type="string">
            <text:p>Dano ao alvo exposto (%)</text:p>
          </table:table-cell>
          <table:table-cell table:style-name="ce0" office:value-type="float" office:value="10">
            <text:p>10</text:p>
          </table:table-cell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0">
            <text:p>1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Comedid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Normal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rma Secundária</text:p>
          </table:table-cell>
          <table:table-cell table:style-name="ce0" office:value-type="string">
            <text:p>Ouroboros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submetralhadora (%)</text:p>
          </table:table-cell>
          <table:table-cell table:style-name="ce0" office:value-type="float" office:value="15">
            <text:p>15</text:p>
          </table:table-cell>
          <table:table-cell table:style-name="ce0" office:value-type="string">
            <text:p>Chance de crítico (%)</text:p>
          </table:table-cell>
          <table:table-cell table:style-name="ce0" office:value-type="float" office:value="21">
            <text:p>21</text:p>
          </table:table-cell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Estabilidade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Controle Tud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Exótic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Especialização</text:p>
          </table:table-cell>
          <table:table-cell table:style-name="ce0" office:value-type="string">
            <text:p>Sobrevivencialist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áscara</text:p>
          </table:table-cell>
          <table:table-cell table:style-name="ce0" office:value-type="string">
            <text:p>Máscara do Coiote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6">
            <text:p>6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Exótic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chila</text:p>
          </table:table-cell>
          <table:table-cell table:style-name="ce0" office:value-type="string">
            <text:p>Mochila do Agress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Colete</text:p>
          </table:table-cell>
          <table:table-cell table:style-name="ce0" office:value-type="string">
            <text:p>Arnês do Agress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6">
            <text:p>6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Luva</text:p>
          </table:table-cell>
          <table:table-cell table:style-name="ce0" office:value-type="string">
            <text:p>Luvas do Agress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Coldre</text:p>
          </table:table-cell>
          <table:table-cell table:style-name="ce0" office:value-type="string">
            <text:p>Coldre do Agress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Joelheira</text:p>
          </table:table-cell>
          <table:table-cell table:style-name="ce0" office:value-type="string">
            <text:p>Oração de Ateu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ao alvo exposto (%)</text:p>
          </table:table-cell>
          <table:table-cell table:style-name="ce0" office:value-type="float" office:value="8">
            <text:p>8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Nomead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abilidade 1</text:p>
          </table:table-cell>
          <table:table-cell table:style-name="ce0" office:value-type="string">
            <text:p>Isca (Distração Holográfica)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abilidade 2</text:p>
          </table:table-cell>
          <table:table-cell table:style-name="ce0" office:value-type="string">
            <text:p>Colmeia (Reanimadora)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rma Reserva</text:p>
          </table:table-cell>
          <table:table-cell table:style-name="ce0" office:value-type="string">
            <text:p>KARD-45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pistol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Tamanho do pente (%)</text:p>
          </table:table-cell>
          <table:table-cell table:style-name="ce0" office:value-type="float" office:value="10.5">
            <text:p>10.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Marret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Normal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Nome da Build</text:p>
          </table:table-cell>
          <table:table-cell table:style-name="ce0" office:value-type="string">
            <text:p>Build do Agress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23T23:41:10+00:00</meta:creation-date>
    <dc:date>2024-08-21T18:54:36+00:00</dc:date>
    <dc:title>Untitled Spreadsheet</dc:title>
    <dc:description/>
    <dc:subject/>
    <meta:keyword/>
    <meta:user-defined meta:name="Company"/>
    <meta:user-defined meta:name="category"/>
  </office:meta>
</office:document-meta>
</file>